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2, 2021 (11:39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Conversions-Casting-Operators.pptx" office:name=""><text:span text:style-name="Definition">pptx</text:span></text:a>, <text:a xlink:type="simple" xlink:href="https://github.com/csci-1301/csci-1301.github.io/raw/main/lectures/040_operators/Conversions-Casting-Operator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, <text:a xlink:type="simple" xlink:href="https://github.com/csci-1301/csci-1301.github.io/raw/main/lectures/060_object_oriented_intro/Object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2T15:39:46Z</meta:creation-date>
    <dc:date>2021-08-22T15:39:46Z</dc:date>
    <meta:user-defined meta:name="date" meta:value-type="string">August  22, 2021 (11:39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